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3.6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  <style:style style:name="ce1" style:family="table-cell" style:parent-style-name="Default" style:data-style-name="N104"/>
    <style:style style:name="ce5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Base Layer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Lightweight Base Layer</text:p>
          </table:table-cell>
          <table:table-cell office:value-type="currency" office:currency="USD" office:value="62" calcext:value-type="currency">
            <text:p>$62.00</text:p>
          </table:table-cell>
          <table:table-cell office:value-type="string" calcext:value-type="string">
            <text:p>[link](<text:a xlink:href="https://www.ornotbike.com/collections/base-layers/products/lightweight-base-layer-black" xlink:type="simple">https://www.ornotbike.com/collections/base-layers/products/lightweight-base-layer-black</text:a>)</text:p>
          </table:table-cell>
          <table:table-cell office:value-type="float" office:value="3" calcext:value-type="float">
            <text:p>3</text:p>
          </table:table-cell>
          <table:table-cell table:style-name="ce1" table:formula="of:=[.D2]*[.F2]" office:value-type="currency" office:currency="USD" office:value="186" calcext:value-type="currency">
            <text:p>$186.00</text:p>
          </table:table-cell>
        </table:table-row>
        <table:table-row table:style-name="ro2">
          <table:table-cell office:value-type="string" calcext:value-type="string">
            <text:p>Base Layer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Gray Base Lay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[link](<text:a xlink:href="https://theblackbibs.com/collections/base-layers/products/the-base-layer-gray" xlink:type="simple">https://theblackbibs.com/collections/base-layers/products/the-base-layer-gray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3]*[.F3]" office:value-type="currency" office:currency="USD" office:value="50" calcext:value-type="currency">
            <text:p>$50.00</text:p>
          </table:table-cell>
        </table:table-row>
        <table:table-row table:style-name="ro2">
          <table:table-cell office:value-type="string" calcext:value-type="string">
            <text:p>Beanie</text:p>
          </table:table-cell>
          <table:table-cell office:value-type="string" calcext:value-type="string">
            <text:p>Patagonia</text:p>
          </table:table-cell>
          <table:table-cell office:value-type="string" calcext:value-type="string">
            <text:p>R1 Daily Beanie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string" calcext:value-type="string">
            <text:p>[link](<text:a xlink:href="https://www.rei.com/product/235190/patagonia-r1-daily-beanie?redirect-pup=false" xlink:type="simple">https://www.rei.com/product/235190/patagonia-r1-daily-beanie?redirect-pup=fals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4]*[.F4]" office:value-type="currency" office:currency="USD" office:value="39" calcext:value-type="currency">
            <text:p>$39.00</text:p>
          </table:table-cell>
        </table:table-row>
        <table:table-row table:style-name="ro1">
          <table:table-cell office:value-type="string" calcext:value-type="string">
            <text:p>Bibs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Bib Short</text:p>
          </table:table-cell>
          <table:table-cell office:value-type="currency" office:currency="USD" office:value="209" calcext:value-type="currency">
            <text:p>$209.00</text:p>
          </table:table-cell>
          <table:table-cell office:value-type="string" calcext:value-type="string">
            <text:p>[link](https://velocio.cc/products/mens-one-bib-short?variant=54309132763209)</text:p>
          </table:table-cell>
          <table:table-cell office:value-type="float" office:value="1" calcext:value-type="float">
            <text:p>1</text:p>
          </table:table-cell>
          <table:table-cell table:style-name="ce1" table:formula="of:=[.D5]*[.F5]" office:value-type="currency" office:currency="USD" office:value="209" calcext:value-type="currency">
            <text:p>$209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Cargo Bib Short</text:p>
          </table:table-cell>
          <table:table-cell office:value-type="currency" office:currency="USD" office:value="218" calcext:value-type="currency">
            <text:p>$218.00</text:p>
          </table:table-cell>
          <table:table-cell office:value-type="string" calcext:value-type="string">
            <text:p>[link](https://www.ornotbike.com/products/cargo-bib-short-black)</text:p>
          </table:table-cell>
          <table:table-cell office:value-type="float" office:value="2" calcext:value-type="float">
            <text:p>2</text:p>
          </table:table-cell>
          <table:table-cell table:style-name="ce1" table:formula="of:=[.D6]*[.F6]" office:value-type="currency" office:currency="USD" office:value="436" calcext:value-type="currency">
            <text:p>$436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Black Bibs Ultimate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theblackbibs.com/collections/mens-bottoms/products/the-black-bibs-ultimate" xlink:type="simple">https://theblackbibs.com/collections/mens-bottoms/products/the-black-bibs-ultimate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7]*[.F7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Gaiter</text:p>
          </table:table-cell>
          <table:table-cell office:value-type="string" calcext:value-type="string">
            <text:p>Smartwool</text:p>
          </table:table-cell>
          <table:table-cell office:value-type="string" calcext:value-type="string">
            <text:p>Thermal Merino Reversible Neck Gaiter</text:p>
          </table:table-cell>
          <table:table-cell office:value-type="currency" office:currency="USD" office:value="32" calcext:value-type="currency">
            <text:p>$32.00</text:p>
          </table:table-cell>
          <table:table-cell office:value-type="string" calcext:value-type="string">
            <text:p>[link](<text:a xlink:href="https://www.rei.com/product/223715/smartwool-thermal-merino-reversible-neck-gaiter?redirect-pup=false" xlink:type="simple">https://www.rei.com/product/223715/smartwool-thermal-merino-reversible-neck-gaiter?redirect-pup=fals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8]*[.F8]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Fog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string" calcext:value-type="string">
            <text:p>[link](<text:a xlink:href="https://www.ornotbike.com/products/mens-house-jersey-fog" xlink:type="simple">https://www.ornotbike.com/products/mens-house-jersey-fog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9]*[.F9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Olive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string" calcext:value-type="string">
            <text:p>[link](<text:a xlink:href="https://www.ornotbike.com/products/mens-house-jersey-olive" xlink:type="simple">https://www.ornotbike.com/products/mens-house-jersey-oliv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0]*[.F10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Jersey</text:p>
          </table:table-cell>
          <table:table-cell office:value-type="currency" office:currency="USD" office:value="149" calcext:value-type="currency">
            <text:p>$149.00</text:p>
          </table:table-cell>
          <table:table-cell office:value-type="string" calcext:value-type="string">
            <text:p>[link](<text:a xlink:href="https://velocio.cc/products/mens-one-jersey?variant=54309137121353" xlink:type="simple">https://velocio.cc/products/mens-one-jersey?variant=54309137121353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1]*[.F11]" office:value-type="currency" office:currency="USD" office:value="149" calcext:value-type="currency">
            <text:p>$149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5bbt</text:p>
          </table:table-cell>
          <table:table-cell office:value-type="string" calcext:value-type="string">
            <text:p>Jersey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www.primalwear.com/pages/bike-ny-products" xlink:type="simple">https://www.primalwear.com/pages/bike-ny-products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2]*[.F12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Lightweight Glove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Merino Gloves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string" calcext:value-type="string">
            <text:p>[link](<text:a xlink:href="https://www.ornotbike.com/products/merino-gloves" xlink:type="simple">https://www.ornotbike.com/products/merino-glove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3]*[.F13]" office:value-type="currency" office:currency="USD" office:value="45" calcext:value-type="currency">
            <text:p>$45.00</text:p>
          </table:table-cell>
        </table:table-row>
        <table:table-row table:style-name="ro1">
          <table:table-cell office:value-type="string" calcext:value-type="string">
            <text:p>Shoe Cover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Shoe Covers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4]*[.F14]" office:value-type="currency" office:currency="USD" office:value="95" calcext:value-type="currency">
            <text:p>$95.00</text:p>
          </table:table-cell>
        </table:table-row>
        <table:table-row table:style-name="ro1">
          <table:table-cell office:value-type="string" calcext:value-type="string">
            <text:p>Summer Gloves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Circuit Twin Gel Cycling Glove</text:p>
          </table:table-cell>
          <table:table-cell office:value-type="currency" office:currency="USD" office:value="43" calcext:value-type="currency">
            <text:p>$43.00</text:p>
          </table:table-cell>
          <table:table-cell office:value-type="string" calcext:value-type="string">
            <text:p>[link](https://www.trekbikes.com/us/en_US/bike-clothing/cycling-gloves/fingerless-cycling-gloves/trek-circuit-twin-gel-unisex-cycling-glove/p/37097/?colorCode=black)</text:p>
          </table:table-cell>
          <table:table-cell office:value-type="float" office:value="1" calcext:value-type="float">
            <text:p>1</text:p>
          </table:table-cell>
          <table:table-cell table:style-name="ce1" table:formula="of:=[.D15]*[.F15]" office:value-type="currency" office:currency="USD" office:value="43" calcext:value-type="currency">
            <text:p>$43.00</text:p>
          </table:table-cell>
        </table:table-row>
        <table:table-row table:style-name="ro1">
          <table:table-cell office:value-type="string" calcext:value-type="string">
            <text:p>Winter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Thermal Cargo Bib Tight</text:p>
          </table:table-cell>
          <table:table-cell office:value-type="currency" office:currency="USD" office:value="248" calcext:value-type="currency">
            <text:p>$248.00</text:p>
          </table:table-cell>
          <table:table-cell office:value-type="string" calcext:value-type="string">
            <text:p>[link](<text:a xlink:href="https://www.ornotbike.com/products/thermal-cargo-bib-tight-obsidian" xlink:type="simple">https://www.ornotbike.com/products/thermal-cargo-bib-tight-obsidian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6]*[.F16]" office:value-type="currency" office:currency="USD" office:value="496" calcext:value-type="currency">
            <text:p>$496.00</text:p>
          </table:table-cell>
        </table:table-row>
        <table:table-row table:style-name="ro1">
          <table:table-cell office:value-type="string" calcext:value-type="string">
            <text:p>Winter Gloves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Gel Cycling Gloves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7]*[.F17]" office:value-type="currency" office:currency="USD" office:value="80" calcext:value-type="currency">
            <text:p>$80.00</text:p>
          </table:table-cell>
        </table:table-row>
        <table:table-row table:style-name="ro1">
          <table:table-cell office:value-type="string" calcext:value-type="string">
            <text:p>Wool Socks</text:p>
          </table:table-cell>
          <table:table-cell office:value-type="string" calcext:value-type="string">
            <text:p>Smartwool</text:p>
          </table:table-cell>
          <table:table-cell office:value-type="string" calcext:value-type="string">
            <text:p>Classic Hike Light Cushion Crew Socks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string" calcext:value-type="string">
            <text:p>[link](<text:a xlink:href="https://www.rei.com/product/193034/smartwool-classic-hike-light-cushion-crew-socks-mens" xlink:type="simple">https://www.rei.com/product/193034/smartwool-classic-hike-light-cushion-crew-socks-mens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8]*[.F18]" office:value-type="currency" office:currency="USD" office:value="42" calcext:value-type="currency">
            <text:p>$42.00</text:p>
          </table:table-cell>
        </table:table-row>
        <table:table-row table:style-name="ro1">
          <table:table-cell office:value-type="string" calcext:value-type="string">
            <text:p>Wool Thermal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Heavyweight Merino Long-Sleeve Base Layer Crew Top</text:p>
          </table:table-cell>
          <table:table-cell office:value-type="currency" office:currency="USD" office:value="99.95" calcext:value-type="currency">
            <text:p>$99.95</text:p>
          </table:table-cell>
          <table:table-cell office:value-type="string" calcext:value-type="string">
            <text:p>[link](<text:a xlink:href="https://www.rei.com/product/234963/rei-co-op-heavyweight-merino-long-sleeve-base-layer-crew-top-mens?redirect-pup=false" xlink:type="simple">https://www.rei.com/product/234963/rei-co-op-heavyweight-merino-long-sleeve-base-layer-crew-top-mens?redirect-pup=false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9]*[.F19]" office:value-type="currency" office:currency="USD" office:value="199.9" calcext:value-type="currency">
            <text:p>$199.90</text:p>
          </table:table-cell>
        </table:table-row>
        <table:table-row table:style-name="ro1">
          <table:table-cell office:value-type="string" calcext:value-type="string">
            <text:p>Thermal Jersey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Quest Thermal Cycling Jersey</text:p>
          </table:table-cell>
          <table:table-cell office:value-type="currency" office:currency="USD" office:value="85" calcext:value-type="currency">
            <text:p>$85.00</text:p>
          </table:table-cell>
          <table:table-cell office:value-type="string" calcext:value-type="string">
            <text:p>[link](<text:a xlink:href="https://www.rei.com/product/157617/pearl-izumi-quest-thermal-cycling-jersey-mens?redirect-pup=false" xlink:type="simple">https://www.rei.com/product/157617/pearl-izumi-quest-thermal-cycling-jersey-mens?redirect-pup=fals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20]*[.F20]" office:value-type="currency" office:currency="USD" office:value="85" calcext:value-type="currency">
            <text:p>$85.00</text:p>
          </table:table-cell>
        </table:table-row>
        <table:table-row table:style-name="ro1">
          <table:table-cell office:value-type="string" calcext:value-type="string">
            <text:p>Jacket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Quest AmFIB Bike Jacket</text:p>
          </table:table-cell>
          <table:table-cell office:value-type="currency" office:currency="USD" office:value="130" calcext:value-type="currency">
            <text:p>$130.00</text:p>
          </table:table-cell>
          <table:table-cell office:value-type="string" calcext:value-type="string">
            <text:p>[link](<text:a xlink:href="https://www.rei.com/product/157604/pearl-izumi-quest-amfib-bike-jacket-mens?redirect-pup=false" xlink:type="simple">https://www.rei.com/product/157604/pearl-izumi-quest-amfib-bike-jacket-mens?redirect-pup=fals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21]*[.F21]" office:value-type="currency" office:currency="USD" office:value="130" calcext:value-type="currency">
            <text:p>$130.00</text:p>
          </table:table-cell>
        </table:table-row>
        <table:table-row table:style-name="ro1">
          <table:table-cell office:value-type="string" calcext:value-type="string">
            <text:p>Lightweight Jacket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Microclimate Jacket</text:p>
          </table:table-cell>
          <table:table-cell office:value-type="currency" office:currency="USD" office:value="248" calcext:value-type="currency">
            <text:p>$248.00</text:p>
          </table:table-cell>
          <table:table-cell office:value-type="string" calcext:value-type="string">
            <text:p>[link](<text:a xlink:href="https://www.ornotbike.com/collections/jacket-and-vests/products/mens-micro-climate-jacket-azul" xlink:type="simple">https://www.ornotbike.com/collections/jacket-and-vests/products/mens-micro-climate-jacket-azul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22]*[.F22]" office:value-type="currency" office:currency="USD" office:value="248" calcext:value-type="currency">
            <text:p>$248.0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table:style-name="ce1" table:formula="of:=SUM([.G3:.G23])" office:value-type="currency" office:currency="USD" office:value="3008.9" calcext:value-type="currency">
            <text:p>$3,008.90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G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9:23:23.533443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8:58:20.104142161</meta:creation-date>
    <dc:date>2025-11-22T19:31:29.443032806</dc:date>
    <meta:editing-duration>PT2H4M51S</meta:editing-duration>
    <meta:editing-cycles>4</meta:editing-cycles>
    <meta:generator>LibreOffice/24.2.7.2$Linux_X86_64 LibreOffice_project/420$Build-2</meta:generator>
    <meta:document-statistic meta:table-count="1" meta:cell-count="156" meta:object-count="0"/>
  </office:meta>
</office:document-meta>
</file>